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interface.test_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Name( String xx ,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int value ,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UtilsTest_interface.test_deser2_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interface.test_castToJav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interface.test_de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setId( 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interface.test_des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UtilsTest_interface.test_parse_v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String x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